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fo:font-style="italic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ask</text:span></text:p>
      <text:p text:style-name="Standard">You are working for an online bookstore. After reading a book, customers can leave reviews. </text:p>
      <text:p text:style-name="Standard"/>
      <text:p text:style-name="Standard">Your task is to create an algorithm to automatically classify these reviews - as either positive or negative (binary classification task).</text:p>
      <text:list xml:id="list4033553494" text:style-name="WWNum1">
        <text:list-item>
          <text:p text:style-name="P1">Exploratory data analysis and visualizations</text:p>
        </text:list-item>
        <text:list-item>
          <text:p text:style-name="P1">Test several hypotheses on pre-processing, feature generation and modelling. Evaluate and select the best ones.</text:p>
        </text:list-item>
        <text:list-item>
          <text:p text:style-name="P1">Clearly explain all the pre-processing, feature generation and modelling steps (in final version).</text:p>
        </text:list-item>
        <text:list-item>
          <text:p text:style-name="P1">Report model performance - accuracy, precision, recall etc</text:p>
        </text:list-item>
        <text:list-item>
          <text:p text:style-name="P1">Create function for prediction (input - review).</text:p>
        </text:list-item>
      </text:list>
      <text:p text:style-name="Standard"/>
      <text:p text:style-name="Standard">You have already collected a dataset of book reviews from Amazon, each review has ranking. </text:p>
      <text:p text:style-name="Standard"/>
      <text:p text:style-name="Standard"><text:span text:style-name="T1">Dataset Description</text:span></text:p>
      <text:p text:style-name="Standard">Contains ~63,000 book reviews from www.amazon.com. Ranking varies from 1 to 5 stars.</text:p>
      <text:p text:style-name="Standard"/>
      <text:p text:style-name="Standard"><text:span text:style-name="T3">Hint</text:span></text:p>
      <text:p text:style-name="Standard">You do have labels in the dataset, however, they are not binary as you need, but “stars” from 1 to 5. One option is to map 1 and 2 to “negative” class, 4 and 5 to “positive” class, and skip 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3" meta:word-count="162" meta:character-count="988" meta:non-whitespace-character-count="842"/>
    <meta:generator>LibreOfficeDev/6.0.5.2$Linux_X86_64 LibreOffice_project/</meta:generator>
  </office:meta>
</office:document-meta>
</file>